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711cm"/>
    </style:style>
    <style:style style:name="co2" style:family="table-column">
      <style:table-column-properties fo:break-before="auto" style:column-width="6.94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roduct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731c2229-bd7f-42bc-9181-243b5994bffa</text:p>
          </table:table-cell>
          <table:table-cell office:value-type="string" calcext:value-type="string">
            <text:p>starch</text:p>
          </table:table-cell>
          <table:table-cell office:value-type="string" calcext:value-type="string">
            <text:p>Pâtes cuit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130d065f-a486-424b-a5ce-24f76bb3c0fc</text:p>
          </table:table-cell>
          <table:table-cell office:value-type="string" calcext:value-type="string">
            <text:p>starch</text:p>
          </table:table-cell>
          <table:table-cell office:value-type="string" calcext:value-type="string">
            <text:p>Riz blanc cuit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4663e4b2-c470-418e-9cb6-abbb409c5498</text:p>
          </table:table-cell>
          <table:table-cell office:value-type="string" calcext:value-type="string">
            <text:p>starch</text:p>
          </table:table-cell>
          <table:table-cell office:value-type="string" calcext:value-type="string">
            <text:p>Semoule cui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08035647-8d58-41c3-85fd-722e886ebb15</text:p>
          </table:table-cell>
          <table:table-cell office:value-type="string" calcext:value-type="string">
            <text:p>starch</text:p>
          </table:table-cell>
          <table:table-cell office:value-type="string" calcext:value-type="string">
            <text:p>Polenta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c0641cda-94d9-465f-960f-4d3dc56ed079</text:p>
          </table:table-cell>
          <table:table-cell office:value-type="string" calcext:value-type="string">
            <text:p>starch</text:p>
          </table:table-cell>
          <table:table-cell office:value-type="string" calcext:value-type="string">
            <text:p>Baguet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a571d46e-a1f7-44c8-97ea-982f6b17c96e</text:p>
          </table:table-cell>
          <table:table-cell office:value-type="string" calcext:value-type="string">
            <text:p>starch</text:p>
          </table:table-cell>
          <table:table-cell office:value-type="string" calcext:value-type="string">
            <text:p>Pain de mi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cff8fb6f-b8e2-4524-8a0d-b46a6661100d</text:p>
          </table:table-cell>
          <table:table-cell office:value-type="string" calcext:value-type="string">
            <text:p>starch</text:p>
          </table:table-cell>
          <table:table-cell office:value-type="string" calcext:value-type="string">
            <text:p>Biscot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6ded4733-0ae7-41c4-b3db-e91aea0e2132</text:p>
          </table:table-cell>
          <table:table-cell office:value-type="string" calcext:value-type="string">
            <text:p>starch</text:p>
          </table:table-cell>
          <table:table-cell office:value-type="string" calcext:value-type="string">
            <text:p>Cracotte Froment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08abac1b-b3f6-409c-87ab-79b47aeb2811</text:p>
          </table:table-cell>
          <table:table-cell office:value-type="string" calcext:value-type="string">
            <text:p>starch</text:p>
          </table:table-cell>
          <table:table-cell office:value-type="string" calcext:value-type="string">
            <text:p>Craquinette Fraise / Framboi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a5d7a897-0ce3-49f7-b931-3b52403a39d9</text:p>
          </table:table-cell>
          <table:table-cell office:value-type="string" calcext:value-type="string">
            <text:p>starch</text:p>
          </table:table-cell>
          <table:table-cell office:value-type="string" calcext:value-type="string">
            <text:p>Pomme de terr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f116463d-6763-4e50-8807-4d9bae7f98d8</text:p>
          </table:table-cell>
          <table:table-cell office:value-type="string" calcext:value-type="string">
            <text:p>meat_fish_eggs</text:p>
          </table:table-cell>
          <table:table-cell office:value-type="string" calcext:value-type="string">
            <text:p>Knacki Original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312bb629-0ad3-4d81-bc55-549ae6019508</text:p>
          </table:table-cell>
          <table:table-cell office:value-type="string" calcext:value-type="string">
            <text:p>meat_fish_eggs</text:p>
          </table:table-cell>
          <table:table-cell office:value-type="string" calcext:value-type="string">
            <text:p>Knacki Ball Original (1u = 1 ball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</table:table-row>
        <table:table-row table:style-name="ro2">
          <table:table-cell office:value-type="string" calcext:value-type="string">
            <text:p>d748e7ee-ace2-4dcc-a87f-d04a6958424c</text:p>
          </table:table-cell>
          <table:table-cell office:value-type="string" calcext:value-type="string">
            <text:p>meat_fish_eggs</text:p>
          </table:table-cell>
          <table:table-cell office:value-type="string" calcext:value-type="string">
            <text:p>Saucisses Veggie Tartex (1u = 40g)</text:p>
          </table:table-cell>
          <table:table-cell office:value-type="float" office:value="0.83" calcext:value-type="float">
            <text:p>0,83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db9ef491-8f4e-435d-ad2a-f1237b8be7ff</text:p>
          </table:table-cell>
          <table:table-cell office:value-type="string" calcext:value-type="string">
            <text:p>meat_fish_eggs</text:p>
          </table:table-cell>
          <table:table-cell office:value-type="string" calcext:value-type="string">
            <text:p>Tranches Veggie Tartex (1u = 1 tranche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46b4d9b-deff-43b2-9bd7-3e5e3ecd4d10</text:p>
          </table:table-cell>
          <table:table-cell office:value-type="string" calcext:value-type="string">
            <text:p>dairy_products</text:p>
          </table:table-cell>
          <table:table-cell office:value-type="string" calcext:value-type="string">
            <text:p>Apéricube Nature (1u = 1 cube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4e08030e-dd2a-42f6-8b94-4f58230708b8</text:p>
          </table:table-cell>
          <table:table-cell office:value-type="string" calcext:value-type="string">
            <text:p>dairy_products</text:p>
          </table:table-cell>
          <table:table-cell office:value-type="string" calcext:value-type="string">
            <text:p>Kiri crème de la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9a2f5341-e8de-4907-a72a-e53b344cefb3</text:p>
          </table:table-cell>
          <table:table-cell office:value-type="string" calcext:value-type="string">
            <text:p>dairy_products</text:p>
          </table:table-cell>
          <table:table-cell office:value-type="string" calcext:value-type="string">
            <text:p>Kiri au chèvre do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31fac5df-e3b7-495c-8c31-6712b7ac8762</text:p>
          </table:table-cell>
          <table:table-cell office:value-type="string" calcext:value-type="string">
            <text:p>dairy_products</text:p>
          </table:table-cell>
          <table:table-cell office:value-type="string" calcext:value-type="string">
            <text:p>Ma p'tite Vache qui r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7fc2d29e-3431-48b9-801c-f25c481239c7</text:p>
          </table:table-cell>
          <table:table-cell office:value-type="string" calcext:value-type="string">
            <text:p>dairy_products</text:p>
          </table:table-cell>
          <table:table-cell office:value-type="string" calcext:value-type="string">
            <text:p>Toastinette Vache qui rit pour croque M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0bc374b9-a0c6-4eef-a915-86f7f4c78108</text:p>
          </table:table-cell>
          <table:table-cell office:value-type="string" calcext:value-type="string">
            <text:p>dairy_products</text:p>
          </table:table-cell>
          <table:table-cell office:value-type="string" calcext:value-type="string">
            <text:p>Vache qui rit nature 16 por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077ec1b0-ba42-436b-89ac-8bf19ee4bb2d</text:p>
          </table:table-cell>
          <table:table-cell office:value-type="string" calcext:value-type="string">
            <text:p>dairy_products</text:p>
          </table:table-cell>
          <table:table-cell office:value-type="string" calcext:value-type="string">
            <text:p>Vache qui rit au Leerdamm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0b99feaa-303a-4bf5-bebd-e4151c89fc9c</text:p>
          </table:table-cell>
          <table:table-cell office:value-type="string" calcext:value-type="string">
            <text:p>pastries</text:p>
          </table:table-cell>
          <table:table-cell office:value-type="string" calcext:value-type="string">
            <text:p>Beignet natur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be26f4f7-31ff-4aee-bb7e-6a8bc24ed95b</text:p>
          </table:table-cell>
          <table:table-cell office:value-type="string" calcext:value-type="string">
            <text:p>pastries</text:p>
          </table:table-cell>
          <table:table-cell office:value-type="string" calcext:value-type="string">
            <text:p>Brioch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5f41ff95-e060-4ba9-abd1-3358a0affd4b</text:p>
          </table:table-cell>
          <table:table-cell office:value-type="string" calcext:value-type="string">
            <text:p>pastries</text:p>
          </table:table-cell>
          <table:table-cell office:value-type="string" calcext:value-type="string">
            <text:p>Chausson aux pomm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5dac0318-bf95-4b21-98f6-67b5b731d8c5</text:p>
          </table:table-cell>
          <table:table-cell office:value-type="string" calcext:value-type="string">
            <text:p>pastries</text:p>
          </table:table-cell>
          <table:table-cell office:value-type="string" calcext:value-type="string">
            <text:p>Chouquett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72230c2a-42c0-4471-95e5-7caef5774ff7</text:p>
          </table:table-cell>
          <table:table-cell office:value-type="string" calcext:value-type="string">
            <text:p>pastries</text:p>
          </table:table-cell>
          <table:table-cell office:value-type="string" calcext:value-type="string">
            <text:p>Croissant ordinair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1b840ebd-cfbb-4626-8760-48f21b3977a8</text:p>
          </table:table-cell>
          <table:table-cell office:value-type="string" calcext:value-type="string">
            <text:p>pastries</text:p>
          </table:table-cell>
          <table:table-cell office:value-type="string" calcext:value-type="string">
            <text:p>Croissant au beurr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69bb073d-33cb-44d6-b118-99eeb43c2fba</text:p>
          </table:table-cell>
          <table:table-cell office:value-type="string" calcext:value-type="string">
            <text:p>pastries</text:p>
          </table:table-cell>
          <table:table-cell office:value-type="string" calcext:value-type="string">
            <text:p>Pain au chocola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b6b5735e-105a-4e5c-aab9-5b4c132b4b43</text:p>
          </table:table-cell>
          <table:table-cell office:value-type="string" calcext:value-type="string">
            <text:p>pastries</text:p>
          </table:table-cell>
          <table:table-cell office:value-type="string" calcext:value-type="string">
            <text:p>Pitch fra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114f841-d39e-4c43-a2d0-8dbbda501f5a</text:p>
          </table:table-cell>
          <table:table-cell office:value-type="string" calcext:value-type="string">
            <text:p>pastries</text:p>
          </table:table-cell>
          <table:table-cell office:value-type="string" calcext:value-type="string">
            <text:p>Pain au lai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88fffb9f-126c-4533-9128-29f97ddafdca</text:p>
          </table:table-cell>
          <table:table-cell office:value-type="string" calcext:value-type="string">
            <text:p>pastries</text:p>
          </table:table-cell>
          <table:table-cell office:value-type="string" calcext:value-type="string">
            <text:p>Pain aux raisin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95b353d6-ee9a-4042-b2fb-5555abf3d4fe</text:p>
          </table:table-cell>
          <table:table-cell office:value-type="string" calcext:value-type="string">
            <text:p>pastries</text:p>
          </table:table-cell>
          <table:table-cell office:value-type="string" calcext:value-type="string">
            <text:p>Pain viennoi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3a7b01c2-2483-4475-898e-2bdf811090e3</text:p>
          </table:table-cell>
          <table:table-cell office:value-type="string" calcext:value-type="string">
            <text:p>pastries</text:p>
          </table:table-cell>
          <table:table-cell office:value-type="string" calcext:value-type="string">
            <text:p>Mini croissant au beur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bce8d82b-689c-4a14-9244-27bf8fcdbf35</text:p>
          </table:table-cell>
          <table:table-cell office:value-type="string" calcext:value-type="string">
            <text:p>pastries</text:p>
          </table:table-cell>
          <table:table-cell office:value-type="string" calcext:value-type="string">
            <text:p>Mini pain au chocol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1e79de09-60c7-4ace-a554-846121366100</text:p>
          </table:table-cell>
          <table:table-cell office:value-type="string" calcext:value-type="string">
            <text:p>pastries</text:p>
          </table:table-cell>
          <table:table-cell office:value-type="string" calcext:value-type="string">
            <text:p>Mini chausson aux pomm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e343d3ba-6d96-4c2c-b8fc-ebcfdefb2386</text:p>
          </table:table-cell>
          <table:table-cell office:value-type="string" calcext:value-type="string">
            <text:p>cereals</text:p>
          </table:table-cell>
          <table:table-cell office:value-type="string" calcext:value-type="string">
            <text:p>Barre céréales Chocap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74cd1a38-f3c1-4b8b-9da7-87d488a9605a</text:p>
          </table:table-cell>
          <table:table-cell office:value-type="string" calcext:value-type="string">
            <text:p>cereals</text:p>
          </table:table-cell>
          <table:table-cell office:value-type="string" calcext:value-type="string">
            <text:p>Barre céréales Golden Graha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670debd6-233e-41b1-8e86-11bb018c860e</text:p>
          </table:table-cell>
          <table:table-cell office:value-type="string" calcext:value-type="string">
            <text:p>cereals</text:p>
          </table:table-cell>
          <table:table-cell office:value-type="string" calcext:value-type="string">
            <text:p>Barre céréales Nesqui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fda05e12-0eee-49e3-887f-c3f2545a49ea</text:p>
          </table:table-cell>
          <table:table-cell office:value-type="string" calcext:value-type="string">
            <text:p>cereals</text:p>
          </table:table-cell>
          <table:table-cell office:value-type="string" calcext:value-type="string">
            <text:p>Cheeri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d2a85d86-e018-4e4a-9f86-f8045905d753</text:p>
          </table:table-cell>
          <table:table-cell office:value-type="string" calcext:value-type="string">
            <text:p>cereals</text:p>
          </table:table-cell>
          <table:table-cell office:value-type="string" calcext:value-type="string">
            <text:p>Chocapic ou duo ou pépi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5643d73b-7e05-4828-a3a4-90feca3d40fc</text:p>
          </table:table-cell>
          <table:table-cell office:value-type="string" calcext:value-type="string">
            <text:p>cereals</text:p>
          </table:table-cell>
          <table:table-cell office:value-type="string" calcext:value-type="string">
            <text:p>Chokel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64bdc101-0978-44ce-a4d1-9c85a16555f9</text:p>
          </table:table-cell>
          <table:table-cell office:value-type="string" calcext:value-type="string">
            <text:p>cereals</text:p>
          </table:table-cell>
          <table:table-cell office:value-type="string" calcext:value-type="string">
            <text:p>Cookie cri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531ba511-6069-46e4-abf9-307b91517b4a</text:p>
          </table:table-cell>
          <table:table-cell office:value-type="string" calcext:value-type="string">
            <text:p>cereals</text:p>
          </table:table-cell>
          <table:table-cell office:value-type="string" calcext:value-type="string">
            <text:p>Crun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6583c8de-3fa7-420a-85f3-1358ba260cc7</text:p>
          </table:table-cell>
          <table:table-cell office:value-type="string" calcext:value-type="string">
            <text:p>cereals</text:p>
          </table:table-cell>
          <table:table-cell office:value-type="string" calcext:value-type="string">
            <text:p>Golden Graha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a049b67f-d965-4cdd-b6c4-64e6b3208bca</text:p>
          </table:table-cell>
          <table:table-cell office:value-type="string" calcext:value-type="string">
            <text:p>cereals</text:p>
          </table:table-cell>
          <table:table-cell office:value-type="string" calcext:value-type="string">
            <text:p>L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4a7d89ec-3f66-4622-b1fe-6704afb8fc1c</text:p>
          </table:table-cell>
          <table:table-cell office:value-type="string" calcext:value-type="string">
            <text:p>cereals</text:p>
          </table:table-cell>
          <table:table-cell office:value-type="string" calcext:value-type="string">
            <text:p>Nesqui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7c382dc7-d52a-4698-8d46-11eaae952131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Kinder Surpr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f8c79932-8517-464d-9876-54a20acc20a3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Kinder Schokobo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5160f86-c432-4c32-97c1-02224914e905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Kinder Chocola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9a946f89-9f5a-4ceb-b119-a1b91af5e7f5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Kinder Bue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ec3a3e52-c188-4c77-9196-dc6855b9c7f4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Kinder Ping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4fc7207c-a848-4403-8395-95c059895c8a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Kinder Del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e517e3a9-4786-4a43-aeba-ee7318344d84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Kinder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00c59310-a5a7-4208-a367-c358ef70d763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Kinder Max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445737c1-f1b1-431e-81ce-e05572f5a1cc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Kinder Chocofre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3aef0182-4959-4ee4-a4e5-f7c7af9d7a79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Kit Kat Ball (1u = 1 sache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57c5e68d-4089-410f-aee0-dc0f026cb297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Lion min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9278f762-7118-49d2-8e60-a8c9e9d8b502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Milka lait (1u = 1 carré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8656622d-f237-42c7-b875-130e20fab7a9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Milka lait noisettes (1u = 1 carré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e7d09f2f-61be-42b5-a85e-d2c2e525f6be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Nu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e71a8587-943c-4f99-aecc-a9a8d680a859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Nuts min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bcc5865e-3047-4c03-b1a0-9f600f2efccb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Barquette Lu abricot/fraise/framboi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152fea6c-213c-4cfd-834c-1943e2bd0f99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Barquette Lu chocol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6aa7535f-0193-4c2c-a0d6-b81de8edb7fc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Chamonix L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81a3e3ef-a4a7-4f41-a6b3-aca341cb11e0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Coqueline Lu 3 chatons frai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01f59167-5c11-4eab-874d-02b6e7360f09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Coqueline Lu 3 chatons chocol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d8d91624-256f-4af2-98c2-93e3ca114df4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Figolu L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e5453ac6-a568-46b4-9352-6e0fca87e5f4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Fruitolu Lu frai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1d10d6c2-9e1e-4610-ba48-2185f778f980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Fruitolu Lu framboi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8137a27-acb4-4c21-9f69-89dfdf850c66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Gaufrette Lu Brun Caca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81dbfcb6-a31e-492b-a17c-6a5fe083478d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Gaufrette Lu Brun vanil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77b0e628-05a8-4eea-84ce-d54090a81c05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Granola Lu Lait/chocolat co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346ff433-2dd6-4b29-86f3-f53741a83a98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Granola extra cookies chocol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fae0c71c-5ff9-4533-b8e5-5f9d87978bf4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Hello Kitty Lu fraise/chocol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0f63309f-c4bb-4d32-aab9-355252221f72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Lulu l'ourson chocol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a790bf61-4a3c-4988-ba9c-53e8e02faf96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Lulu l'ourson mini chocol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834a34a2-e980-459a-af87-3a5254fc8edd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Mikado Lu (tous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6f098263-9b78-44d6-9f32-5d43b72ac667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Mini BN gouter chocolat/vanil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2db98fc-ac15-4718-8c22-a158324a2aee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Mini BN gouter frai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205a4057-3855-4c7c-afc9-cd31349cf93a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Napolitain classic individuel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4b7be307-ef54-45e8-a9ff-c292902565b9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Oreo Class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ecb3db47-75b8-48ae-aaab-ea35d0fa6a26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Paille d'or Lu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306eedef-ada7-4537-ab1f-306a282143a7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Palmito L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07d68448-37a7-488d-9985-a6cb7e5793a0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Pépito Lu chocolat lait/no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0b5021a-309f-43b9-9ba2-e9decb479948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Petit brun extra L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33985fa5-1c58-40d8-9058-621876df905b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Petits cœurs Lu chocola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fcba06da-4cb0-4654-9ede-3d29b92bdeaa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Petit écolier choco Lu lait/noir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9ad8dea7-357e-40b3-95c9-4ec1d3bb5865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Petit écolier Lu choco blan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1e6c3bc5-68c4-4ade-b832-dc83097ad814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Pim's Lu orange/po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251fa368-e1f0-4b76-b615-0e2c3a3af32f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Pim's Lu Mousse chocol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b14e30e-0495-451f-8ecd-ef6e52985b46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Prince Lu chocol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3ec88e3-03ef-4408-a564-cf0fcce13bac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Prince Lu choco'bar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1ee13413-d00f-42d6-91e2-ee508475e84b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Prince Lu Petit déj céréales ± cho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1cba3036-e56b-40be-9d0e-28b20b5c847d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P'tit Prince Lu chocol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4e52f19d-f09c-4949-9a9f-c78b80e8bb44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Prosper Lu Nature (1u = 1 tranche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fec89497-d544-4c3c-90f8-fad443359405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Balisto</text:p>
          </table:table-cell>
          <table:table-cell office:value-type="float" office:value="1.43" calcext:value-type="float">
            <text:p>1,43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66a8c5a0-4f25-46d4-8def-087b17669b69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Shoks L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14a43d92-d91a-4a9e-8a5a-753724749144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Tuiles amandes Lu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d6a7596c-01fa-4f2e-ab72-387ddd0575ea</text:p>
          </table:table-cell>
          <table:table-cell office:value-type="string" calcext:value-type="string">
            <text:p>salted_biscuits</text:p>
          </table:table-cell>
          <table:table-cell office:value-type="string" calcext:value-type="string">
            <text:p>Tuc original / bacon / fromag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</table:table-row>
        <table:table-row table:style-name="ro2">
          <table:table-cell office:value-type="string" calcext:value-type="string">
            <text:p>7a89adf7-dcfa-477a-b415-0fc5977ba373</text:p>
          </table:table-cell>
          <table:table-cell office:value-type="string" calcext:value-type="string">
            <text:p>salted_biscuits</text:p>
          </table:table-cell>
          <table:table-cell office:value-type="string" calcext:value-type="string">
            <text:p>Tuc Sésame / crème oignon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u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1">00/00/0000</text:date>, <text:time style:data-style-name="N2" text:time-value="10:16:34.0518911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23:11:55.688701231</meta:creation-date>
    <dc:date>2015-11-01T10:54:29.413015398</dc:date>
    <meta:editing-duration>PT7H12M20S</meta:editing-duration>
    <meta:editing-cycles>25</meta:editing-cycles>
    <meta:generator>LibreOffice/4.3.7.2$Linux_X86_64 LibreOffice_project/430m0$Build-2</meta:generator>
    <meta:document-statistic meta:table-count="1" meta:cell-count="500" meta:object-count="0"/>
  </office:meta>
</office:document-meta>
</file>